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graphic-properties fo:min-height="8.88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151cm"/>
      <style:paragraph-properties style:writing-mode="lr-tb"/>
    </style:style>
    <style:style style:name="P1" style:family="paragraph">
      <loext:graphic-properties draw:fill-color="#ffffff"/>
      <style:text-properties fo:font-size="20pt"/>
    </style:style>
    <style:style style:name="P2" style:family="paragraph">
      <style:paragraph-properties style:writing-mode="lr-tb"/>
      <style:text-properties fo:color="#000000" loext:opacity="100%" fo:font-size="40pt" style:font-size-asian="40pt" style:font-size-complex="40pt"/>
    </style:style>
    <style:style style:name="P3" style:family="paragraph">
      <style:paragraph-properties style:writing-mode="lr-tb"/>
    </style:style>
    <style:style style:name="P4" style:family="paragraph">
      <loext:graphic-properties draw:fill-color="#ffffff"/>
      <style:paragraph-properties style:writing-mode="lr-tb"/>
    </style:style>
    <style:style style:name="P5" style:family="paragraph">
      <style:paragraph-properties style:writing-mode="lr-tb"/>
      <style:text-properties fo:font-size="40pt" style:font-size-asian="40pt" style:font-size-complex="40pt"/>
    </style:style>
    <style:style style:name="P6" style:family="paragraph">
      <style:text-properties fo:hyphenate="false" loext:hyphenation-no-caps="false"/>
    </style:style>
    <style:style style:name="T1" style:family="text">
      <style:text-properties fo:color="#000000" loext:opacity="100%" fo:font-size="40pt" style:font-size-asian="40pt" style:font-size-complex="40pt"/>
    </style:style>
    <style:style style:name="T2" style:family="text">
      <style:text-properties fo:font-size="40pt" style:font-size-asian="40pt" style:font-size-complex="40pt"/>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1.4cm" svg:y="0.628cm" presentation:class="title" presentation:user-transformed="true">
          <draw:text-box>
            <text:p>Data Center Placements</text:p>
          </draw:text-box>
        </draw:frame>
        <draw:frame presentation:style-name="pr2" draw:layer="layout" svg:width="25.199cm" svg:height="9.134cm" svg:x="1.4cm" svg:y="3.685cm" presentation:class="outline">
          <draw:text-box>
            <text:list text:style-name="L2">
              <text:list-header>
                <text:p>Solution by:</text:p>
              </text:list-header>
              <text:list-item>
                <text:p>Yousef Bawaliz</text:p>
              </text:list-item>
              <text:list-item>
                <text:p>Jehad Ma’ani</text:p>
              </text:list-item>
            </text:list>
          </draw:text-box>
        </draw:frame>
        <presentation:notes draw:style-name="dp1">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4" draw:text-style-name="P2" draw:layer="layout" svg:width="25.199cm" svg:height="3.151cm" svg:x="1.4cm" svg:y="0.367cm" presentation:class="title" presentation:user-transformed="true">
          <draw:text-box>
            <text:p><text:span text:style-name="T1">Optimizing Data Center Placement with Cuckoo Search</text:span></text:p>
          </draw:text-box>
        </draw:frame>
        <draw:frame presentation:style-name="pr2" draw:text-style-name="P3" draw:layer="layout" svg:width="25.199cm" svg:height="9.134cm" svg:x="1.4cm" svg:y="3.685cm" presentation:class="outline" presentation:user-transformed="true">
          <draw:text-box>
            <text:list text:style-name="L2">
              <text:list-item>
                <text:p>In this presentation, we will explore the problem of data center placement and how the Cuckoo Search algorithm can be used to find an optimal solution. Data centers are facilities that house computer systems and store data. The location of these data centers significantly impacts user experience, as it affects the latency (delay) in accessing data. Our goal is to find a placement for data centers that minimizes the average latency for users.</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text-style-name="P5" draw:layer="layout" svg:width="25.199cm" svg:height="2.629cm" svg:x="1.4cm" svg:y="0.628cm" presentation:class="title" presentation:user-transformed="true">
          <draw:text-box>
            <text:p><text:span text:style-name="T2">The Problem: Data Center Placement</text:span></text:p>
          </draw:text-box>
        </draw:frame>
        <draw:frame presentation:style-name="pr2" draw:text-style-name="P3" draw:layer="layout" svg:width="25.199cm" svg:height="9.134cm" svg:x="1.4cm" svg:y="3.685cm" presentation:class="outline">
          <draw:text-box>
            <text:list text:style-name="L2">
              <text:list-item>
                <text:p>Data centers store and process vast amounts of data.</text:p>
              </text:list-item>
              <text:list-item>
                <text:p>User experience is impacted by the latency (delay) in accessing data.</text:p>
              </text:list-item>
              <text:list-item>
                <text:p>We want to find data center placements that minimize the average latency for users.</text:p>
              </text:list-item>
              <text:list-item>
                <text:p>When users access data stored in a data center, there is a delay (latency) involved. This latency depends on the physical distance between the user and the data center. Ideally, we want to place data centers in locations that minimize the average latency for all users.</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text-style-name="P3" draw:layer="layout" svg:width="25.199cm" svg:height="2.629cm" svg:x="1.4cm" svg:y="0.628cm" presentation:class="title">
          <draw:text-box>
            <text:p>The Cuckoo Search Algorithm</text:p>
          </draw:text-box>
        </draw:frame>
        <draw:frame presentation:style-name="pr2" draw:text-style-name="P3" draw:layer="layout" svg:width="25.199cm" svg:height="9.134cm" svg:x="1.4cm" svg:y="3.685cm" presentation:class="outline">
          <draw:text-box>
            <text:list text:style-name="L2">
              <text:list-item>
                <text:p>Cuckoo Search is a nature-inspired optimization algorithm.</text:p>
              </text:list-item>
              <text:list-item>
                <text:p>Inspired by the behavior of cuckoo birds.</text:p>
              </text:list-item>
              <text:list-item>
                <text:p>Cuckoos lay eggs in the nests of other birds (host birds).</text:p>
              </text:list-item>
              <text:list-item>
                <text:p>If the host bird discovers the alien egg, it may eject it or abandon the nest.</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text-style-name="P3" draw:layer="layout" svg:width="25.199cm" svg:height="2.629cm" svg:x="1.4cm" svg:y="0.628cm" presentation:class="title" presentation:user-transformed="true">
          <draw:text-box>
            <text:p>Code implementation</text:p>
          </draw:text-box>
        </draw:frame>
        <draw:frame presentation:style-name="pr2" draw:text-style-name="P3" draw:layer="layout" svg:width="25.199cm" svg:height="9.134cm" svg:x="1.4cm" svg:y="3.685cm" presentation:class="outline">
          <draw:text-box>
            <text:list text:style-name="L2">
              <text:list-item>
                <text:p>Levy distribution (step size calculation)</text:p>
              </text:list-item>
              <text:list-item>
                <text:p>Levy flight (movement of cuckoos)</text:p>
              </text:list-item>
              <text:list-item>
                <text:p>Average latency calculation</text:p>
              </text:list-item>
              <text:list-item>
                <text:p>Cuckoo Search algorithm</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text-style-name="P3" draw:layer="layout" svg:width="25.199cm" svg:height="2.629cm" svg:x="1.4cm" svg:y="0.628cm" presentation:class="title">
          <draw:text-box>
            <text:p>Code implementation</text:p>
          </draw:text-box>
        </draw:frame>
        <draw:frame presentation:style-name="pr2" draw:text-style-name="P3" draw:layer="layout" svg:width="25.199cm" svg:height="9.134cm" svg:x="1.4cm" svg:y="3.685cm" presentation:class="outline">
          <draw:text-box>
            <text:list text:style-name="L2">
              <text:list-item>
                <text:p><text:span text:style-name="T3">levy_distribution</text:span>: This function calculates the step size for a cuckoo's movement based on the Levy flight concept.</text:p>
              </text:list-item>
              <text:list-item>
                <text:p><text:span text:style-name="T3">levy_flight</text:span>: This function simulates the Levy flight behavior for a cuckoo, generating a new position based on the current position and the step size.</text:p>
              </text:list-item>
              <text:list-item>
                <text:p><text:span text:style-name="T3">average_latency</text:span>: This function calculates the average latency between user locations and the nearest data center for a given data center placement.</text:p>
              </text:list-item>
              <text:list-item>
                <text:p><text:span text:style-name="T3">cuckoo_search</text:span>: This is the main function that implements the Cuckoo Search algorithm. It generates an initial population of cuckoo placements, calculates their fitness (average latency), iteratively updates the population through Levy flights and egg-laying/replacement, and finally selects the placement with the lowest average latency.</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text-style-name="P3" draw:layer="layout" svg:width="25.199cm" svg:height="2.629cm" svg:x="1.4cm" svg:y="0.628cm" presentation:class="title">
          <draw:text-box>
            <text:p>Results and Conclusion</text:p>
          </draw:text-box>
        </draw:frame>
        <draw:frame presentation:style-name="pr2" draw:text-style-name="P3" draw:layer="layout" svg:width="25.199cm" svg:height="9.134cm" svg:x="1.4cm" svg:y="3.685cm" presentation:class="outline">
          <draw:text-box>
            <text:list text:style-name="L2">
              <text:list-item>
                <text:p>The code finds data center placements that minimize average latency.</text:p>
              </text:list-item>
              <text:list-item>
                <text:p>Cuckoo Search is a viable approach for data center placement optimization.</text:p>
              </text:list-item>
            </text:list>
            <text:list text:style-name="L3">
              <text:list-item>
                <text:p text:style-name="P6">By running the code with sample user locations, we can obtain the final optimized locations for all data centers and calculate the final average latency. The Cuckoo Search algorithm provides a viable approach to optimize data center placement for real-world scenarios with a larger number of data centers and user locations.</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11T23:03:10.893450116</meta:creation-date>
    <dc:date>2024-05-12T01:17:41.325578989</dc:date>
    <meta:editing-duration>PT13M13S</meta:editing-duration>
    <meta:editing-cycles>2</meta:editing-cycles>
    <meta:generator>LibreOffice/7.3.7.2$Linux_X86_64 LibreOffice_project/30$Build-2</meta:generator>
    <meta:document-statistic meta:object-count="49"/>
  </office:meta>
</office:document-meta>
</file>